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🧠 3. Un sistema de cálculo</text:h>
      <text:p text:style-name="Text_20_body"><text:span text:style-name="Emphasis">(Objetivo: describir a la vida como un sistema de cálculo)</text:span></text:p>
      <text:p text:style-name="Horizontal_20_Line"/>
      <text:h text:style-name="Heading_20_3" text:outline-level="3"><text:span text:style-name="Strong_20_Emphasis">3.1 ¿Qué significa “calcular”? – Introducción al cálculo biológico</text:span></text:h>
      <text:p text:style-name="Text_20_body"><text:span text:style-name="Strong_20_Emphasis">Ideas principales:</text:span></text:p>
      <text:list xml:id="list704742971" text:style-name="L1">
        <text:list-item>
          <text:p text:style-name="P1">En matemáticas o informática, “calcular” significa transformar información siguiendo reglas precisas.</text:p>
        </text:list-item>
        <text:list-item>
          <text:p text:style-name="P1">Ejemplo básico: sumar 1 a un número implica una regla, un dato de entrada, y un resultado.</text:p>
        </text:list-item>
        <text:list-item>
          <text:p text:style-name="P1">Para que haya cálculo se necesitan tres elementos: <text:span text:style-name="Strong_20_Emphasis">memoria</text:span>, <text:span text:style-name="Strong_20_Emphasis">reglas de transformación</text:span> y <text:span text:style-name="Strong_20_Emphasis">una secuencia de pasos</text:span>.</text:p>
        </text:list-item>
        <text:list-item>
          <text:p text:style-name="P1">Propuesta: ¿y si la vida cumple con estos requisitos? ¿Y si es una gigantesca máquina que resuelve problemas de esta forma?</text:p>
        </text:list-item>
      </text:list>
      <text:p text:style-name="Horizontal_20_Line"/>
      <text:h text:style-name="Heading_20_3" text:outline-level="3"><text:span text:style-name="Strong_20_Emphasis">3.2 El ADN como memoria, la reproducción como transformación</text:span></text:h>
      <text:p text:style-name="Text_20_body"><text:span text:style-name="Strong_20_Emphasis">Ideas principales:</text:span></text:p>
      <text:list xml:id="list153762469" text:style-name="L2">
        <text:list-item>
          <text:p text:style-name="P2">El ADN contiene información heredada: una memoria molecular del pasado.</text:p>
        </text:list-item>
        <text:list-item>
          <text:p text:style-name="P2">En cada reproducción, esa memoria se transforma: muta, se mezcla, se reescribe.</text:p>
        </text:list-item>
        <text:list-item>
          <text:p text:style-name="P2">Esa transformación no es aleatoria: está guiada por la interacción con el entorno, la adaptación.</text:p>
        </text:list-item>
        <text:list-item>
          <text:p text:style-name="P2">Cada nueva generación es un paso en la modificación de esa memoria.</text:p>
        </text:list-item>
        <text:list-item>
          <text:p text:style-name="P2">Por tanto, lo que ocurre en la reproducción no es solo biología: es procesamiento de información.</text:p>
        </text:list-item>
      </text:list>
      <text:p text:style-name="Horizontal_20_Line"/>
      <text:h text:style-name="Heading_20_3" text:outline-level="3"><text:span text:style-name="Strong_20_Emphasis">3.3 La secuencia generacional como proceso de cálculo</text:span></text:h>
      <text:p text:style-name="Text_20_body"><text:span text:style-name="Strong_20_Emphasis">Ideas principales:</text:span></text:p>
      <text:list xml:id="list298769882" text:style-name="L3">
        <text:list-item>
          <text:p text:style-name="P3">Un individuo contiene un “estado” del proceso, pero no el resultado.</text:p>
        </text:list-item>
        <text:list-item>
          <text:p text:style-name="P3">Cada generación representa un paso elemental en un algoritmo.</text:p>
        </text:list-item>
        <text:list-item>
          <text:p text:style-name="P3">A lo largo de miles o millones de generaciones, la vida transforma una situación inicial en una solución adaptativa.</text:p>
        </text:list-item>
        <text:list-item>
          <text:p text:style-name="P3"><text:soft-page-break/>Esta secuencia es como un programa que avanza paso a paso hacia un objetivo, aunque no haya nadie que lo controle.</text:p>
        </text:list-item>
        <text:list-item>
          <text:p text:style-name="P3">Es un cálculo <text:span text:style-name="Strong_20_Emphasis">distribuido</text:span> y <text:span text:style-name="Strong_20_Emphasis">temporal</text:span>, donde el tiempo cumple el papel del reloj del sistema.</text:p>
        </text:list-item>
      </text:list>
      <text:p text:style-name="Horizontal_20_Line"/>
      <text:h text:style-name="Heading_20_3" text:outline-level="3"><text:span text:style-name="Strong_20_Emphasis">3.4 El cálculo ocurre sin conciencia – Pensar sin pensar</text:span></text:h>
      <text:p text:style-name="Text_20_body"><text:span text:style-name="Strong_20_Emphasis">Ideas principales:</text:span></text:p>
      <text:list xml:id="list2051996697" text:style-name="L4">
        <text:list-item>
          <text:p text:style-name="P4">Los individuos no saben que forman parte de este proceso.</text:p>
        </text:list-item>
        <text:list-item>
          <text:p text:style-name="P4">No tienen conciencia del problema, ni del objetivo, ni del sistema.</text:p>
        </text:list-item>
        <text:list-item>
          <text:p text:style-name="P4">Y sin embargo, el cálculo ocurre igual, como una propiedad emergente del sistema completo.</text:p>
        </text:list-item>
        <text:list-item>
          <text:p text:style-name="P4">Como una colonia de hormigas que construye un puente sin que ninguna hormiga sepa que está construyendo un puente.</text:p>
        </text:list-item>
        <text:list-item>
          <text:p text:style-name="P4">Es pensamiento sin pensador: inteligencia sin ego.</text:p>
        </text:list-item>
      </text:list>
      <text:p text:style-name="Horizontal_20_Line"/>
      <text:h text:style-name="Heading_20_3" text:outline-level="3"><text:span text:style-name="Strong_20_Emphasis">3.5 La inteligencia de la vida – Una mente sin rostro</text:span></text:h>
      <text:p text:style-name="Text_20_body"><text:span text:style-name="Strong_20_Emphasis">Ideas principales:</text:span></text:p>
      <text:list xml:id="list1511767099" text:style-name="L5">
        <text:list-item>
          <text:p text:style-name="P5">El sistema de la vida cumple con lo necesario para ser considerado inteligencia: memoria, adaptación, procesamiento de información, mejora acumulativa.</text:p>
        </text:list-item>
        <text:list-item>
          <text:p text:style-name="P5">De hecho, esta inteligencia es más poderosa que cualquier otra: no hay máquina creada por humanos que se le acerque.</text:p>
        </text:list-item>
        <text:list-item>
          <text:p text:style-name="P5">Todas las formas de inteligencia que conocemos (humanas, animales, artificiales) son fragmentos o emulaciones de este sistema mayor.</text:p>
        </text:list-item>
        <text:list-item>
          <text:p text:style-name="P5">No necesita conciencia individual. Es una mente distribuida que opera en silencio a lo largo del tiempo.</text:p>
        </text:list-item>
      </text:list>
      <text:p text:style-name="Horizontal_20_Line"/>
      <text:h text:style-name="Heading_20_3" text:outline-level="3"><text:span text:style-name="Strong_20_Emphasis">3.6 El universo como cerebro viviente – Una metáfora de cierre</text:span></text:h>
      <text:p text:style-name="Text_20_body"><text:span text:style-name="Strong_20_Emphasis">Ideas principales:</text:span></text:p>
      <text:list xml:id="list364589881" text:style-name="L6">
        <text:list-item>
          <text:p text:style-name="P6">Si la vida surge donde hay materia suficiente, y si actúa como una mente, entonces el universo podría ser el cuerpo de esa mente.</text:p>
        </text:list-item>
        <text:list-item>
          <text:p text:style-name="P6">El universo entero sería como un cerebro viviente, cuyas sinapsis son estrellas, planetas y seres vivientes.</text:p>
        </text:list-item>
        <text:list-item>
          <text:p text:style-name="P6">Esta imagen no es ciencia estricta, pero ayuda a visualizar la escala de lo que está ocurriendo.</text:p>
        </text:list-item>
        <text:list-item>
          <text:p text:style-name="P6"><text:soft-page-break/>En los próximos capítulos exploraremos los componentes de esta mente: individuos, ADN, reproducción, ciclo de vida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5:59:23.947000000</meta:creation-date>
    <dc:date>2025-06-19T16:00:09.599000000</dc:date>
    <meta:editing-duration>PT45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1" meta:word-count="525" meta:character-count="3184" meta:non-whitespace-character-count="2723"/>
  </office:meta>
</office:document-meta>
</file>